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Mean</text:p>
          </table:table-cell>
          <table:table-cell table:number-columns-repeated="4"/>
          <table:table-cell office:value-type="string" calcext:value-type="string">
            <text:p>A-Network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AVERAGE([.A21:.A25])" office:value-type="float" office:value="2694.0402" calcext:value-type="float">
            <text:p>2694,0402</text:p>
          </table:table-cell>
          <table:table-cell table:number-columns-repeated="4"/>
          <table:table-cell office:value-type="string" calcext:value-type="string">
            <text:p>B-Node Size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21:.B25])" office:value-type="float" office:value="2891.9636" calcext:value-type="float">
            <text:p>2891,9636</text:p>
          </table:table-cell>
          <table:table-cell table:number-columns-repeated="4"/>
          <table:table-cell office:value-type="string" calcext:value-type="string">
            <text:p>C-Num replicas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VERAGE([.C21:.C25])" office:value-type="float" office:value="3407.1096" calcext:value-type="float">
            <text:p>3407,1096</text:p>
          </table:table-cell>
          <table:table-cell table:number-columns-repeated="4"/>
          <table:table-cell office:value-type="string" calcext:value-type="string">
            <text:p>D-Sync limit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AVERAGE([.D21:.D25])" office:value-type="float" office:value="3293.6542" calcext:value-type="float">
            <text:p>3293,6542</text:p>
          </table:table-cell>
          <table:table-cell table:number-columns-repeated="4"/>
          <table:table-cell office:value-type="string" calcext:value-type="string">
            <text:p>E-Limit CPU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VERAGE([.E21:.E25])" office:value-type="float" office:value="5806.3786" calcext:value-type="float">
            <text:p>5806,3786</text:p>
          </table:table-cell>
          <table:table-cell table:number-columns-repeated="4"/>
          <table:table-cell office:value-type="string" calcext:value-type="string">
            <text:p>F-Limit Mem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AVERAGE([.F21:.F25])" office:value-type="float" office:value="5201.8418" calcext:value-type="float">
            <text:p>5201,8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AVERAGE([.G21:.G25])" office:value-type="float" office:value="5766.7624" calcext:value-type="float">
            <text:p>5766,7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8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AVERAGE([.H21:.H25])" office:value-type="float" office:value="6015.4622" calcext:value-type="float">
            <text:p>6015,4622</text:p>
          </table:table-cell>
          <table:table-cell table:number-columns-repeated="5"/>
        </table:table-row>
        <table:table-row table:style-name="ro1">
          <table:table-cell/>
          <table:table-cell table:formula="of:=[.B2]*[.Y2]+[.B3]*[.I3]+[.B4]*[.I4]+[.B5]*[.I5]+[.B6]*[.I6]+[.B7]*[.I7]+[.B8]*[.I8]+[.B9]*[.I9]" office:value-type="float" office:value="2422.6712" calcext:value-type="float">
            <text:p>2422,6712</text:p>
          </table:table-cell>
          <table:table-cell table:formula="of:=[.C2]*[.Y2]+[.C3]*[.I3]+[.C4]*[.I4]+[.C5]*[.I5]+[.C6]*[.I6]+[.C7]*[.I7]+[.C8]*[.I8]+[.C9]*[.I9]" office:value-type="float" office:value="4582.8044" calcext:value-type="float">
            <text:p>4582,8044</text:p>
          </table:table-cell>
          <table:table-cell table:formula="of:=[.D2]*[.Y2]+[.D3]*[.I3]+[.D4]*[.I4]+[.D5]*[.I5]+[.D6]*[.I6]+[.D7]*[.I7]+[.D8]*[.I8]+[.D9]*[.I9]" office:value-type="float" office:value="13197.7176" calcext:value-type="float">
            <text:p>13197,7176</text:p>
          </table:table-cell>
          <table:table-cell table:formula="of:=[.E2]*[.Y2]+[.E3]*[.I3]+[.E4]*[.I4]+[.E5]*[.I5]+[.E6]*[.I6]+[.E7]*[.I7]+[.E8]*[.I8]+[.E9]*[.I9]" office:value-type="float" office:value="-2152.1824" calcext:value-type="float">
            <text:p>-2152,1824</text:p>
          </table:table-cell>
          <table:table-cell table:formula="of:=[.F2]*[.Y2]+[.F3]*[.I3]+[.F4]*[.I4]+[.F5]*[.I5]+[.F6]*[.I6]+[.F7]*[.I7]+[.F8]*[.I8]+[.F9]*[.I9]" office:value-type="float" office:value="-3134.3452" calcext:value-type="float">
            <text:p>-3134,3452</text:p>
          </table:table-cell>
          <table:table-cell table:formula="of:=[.G2]*[.Y2]+[.G3]*[.I3]+[.G4]*[.I4]+[.G5]*[.I5]+[.G6]*[.I6]+[.G7]*[.I7]+[.G8]*[.I8]+[.G9]*[.I9]" office:value-type="float" office:value="-3034.796" calcext:value-type="float">
            <text:p>-3034,796</text:p>
          </table:table-cell>
          <table:table-cell table:formula="of:=[.H2]*[.Y2]+[.H3]*[.I3]+[.H4]*[.I4]+[.H5]*[.I5]+[.H6]*[.I6]+[.H7]*[.I7]+[.H8]*[.I8]+[.H9]*[.I9]" office:value-type="float" office:value="3858.6556" calcext:value-type="float">
            <text:p>3858,6556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/>
          <table:table-cell table:formula="of:=[.B10]/8" office:value-type="float" office:value="302.8339" calcext:value-type="float">
            <text:p>302,8339</text:p>
          </table:table-cell>
          <table:table-cell table:formula="of:=[.C10]/8" office:value-type="float" office:value="572.85055" calcext:value-type="float">
            <text:p>572,85055</text:p>
          </table:table-cell>
          <table:table-cell table:formula="of:=[.D10]/8" office:value-type="float" office:value="1649.7147" calcext:value-type="float">
            <text:p>1649,7147</text:p>
          </table:table-cell>
          <table:table-cell table:formula="of:=[.E10]/8" office:value-type="float" office:value="-269.0228" calcext:value-type="float">
            <text:p>-269,0228</text:p>
          </table:table-cell>
          <table:table-cell table:formula="of:=[.F10]/8" office:value-type="float" office:value="-391.79315" calcext:value-type="float">
            <text:p>-391,79315</text:p>
          </table:table-cell>
          <table:table-cell table:formula="of:=[.G10]/8" office:value-type="float" office:value="-379.3495" calcext:value-type="float">
            <text:p>-379,3495</text:p>
          </table:table-cell>
          <table:table-cell table:formula="of:=[.H10]/8" office:value-type="float" office:value="482.33195" calcext:value-type="float">
            <text:p>482,33195</text:p>
          </table:table-cell>
          <table:table-cell table:number-columns-repeated="2"/>
          <table:table-cell office:value-type="string" calcext:value-type="string">
            <text:p>Total/8(potencia de base 2 elevado a k-p)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AVERAGE([.I3:.I9])" office:value-type="float" office:value="4626.16748571429" calcext:value-type="float">
            <text:p>4626,16748571429</text:p>
          </table:table-cell>
          <table:table-cell office:value-type="string" calcext:value-type="string">
            <text:p>Average of mean</text:p>
          </table:table-cell>
          <table:table-cell table:number-columns-repeated="3"/>
        </table:table-row>
        <table:table-row table:style-name="ro1">
          <table:table-cell/>
          <table:table-cell table:formula="of:=POWER([.B10];2)" office:value-type="float" office:value="5869335.74330944" calcext:value-type="float">
            <text:p>5869335,74330944</text:p>
          </table:table-cell>
          <table:table-cell table:formula="of:=POWER([.C10];2)" office:value-type="float" office:value="21002096.1686593" calcext:value-type="float">
            <text:p>21002096,1686593</text:p>
          </table:table-cell>
          <table:table-cell table:formula="of:=POWER([.D10];2)" office:value-type="float" office:value="174179749.84935" calcext:value-type="float">
            <text:p>174179749,84935</text:p>
          </table:table-cell>
          <table:table-cell table:formula="of:=POWER([.E10];2)" office:value-type="float" office:value="4631889.08286976" calcext:value-type="float">
            <text:p>4631889,08286976</text:p>
          </table:table-cell>
          <table:table-cell table:formula="of:=POWER([.F10];2)" office:value-type="float" office:value="9824119.83276304" calcext:value-type="float">
            <text:p>9824119,83276304</text:p>
          </table:table-cell>
          <table:table-cell table:formula="of:=POWER([.G10];2)" office:value-type="float" office:value="9209986.76161601" calcext:value-type="float">
            <text:p>9209986,76161601</text:p>
          </table:table-cell>
          <table:table-cell table:formula="of:=POWER([.H10];2)" office:value-type="float" office:value="14889223.0394114" calcext:value-type="float">
            <text:p>14889223,0394114</text:p>
          </table:table-cell>
          <table:table-cell/>
          <table:table-cell table:formula="of:=SUM([.B13:.H13])" office:value-type="float" office:value="239606400.477979" calcext:value-type="float">
            <text:p>239606400,477979</text:p>
          </table:table-cell>
          <table:table-cell office:value-type="string" calcext:value-type="string">
            <text:p>Sst</text:p>
          </table:table-cell>
          <table:table-cell table:number-columns-repeated="3"/>
        </table:table-row>
        <table:table-row table:style-name="ro1">
          <table:table-cell/>
          <table:table-cell table:formula="of:=[.B13]*100/(SUM([.B13:.H13]))" office:value-type="float" office:value="2.44957385595752" calcext:value-type="float">
            <text:p>2,44957385595752</text:p>
          </table:table-cell>
          <table:table-cell table:formula="of:=[.C13]*100/(SUM([.B13:.H13]))" office:value-type="float" office:value="8.76524839351675" calcext:value-type="float">
            <text:p>8,76524839351675</text:p>
          </table:table-cell>
          <table:table-cell table:formula="of:=[.D13]*100/(SUM([.B13:.H13]))" office:value-type="float" office:value="72.6941139727016" calcext:value-type="float">
            <text:p>72,6941139727016</text:p>
          </table:table-cell>
          <table:table-cell table:formula="of:=[.E13]*100/(SUM([.B13:.H13]))" office:value-type="float" office:value="1.93312410421" calcext:value-type="float">
            <text:p>1,93312410421</text:p>
          </table:table-cell>
          <table:table-cell table:formula="of:=[.F13]*100/(SUM([.B13:.H13]))" office:value-type="float" office:value="4.10010743167353" calcext:value-type="float">
            <text:p>4,10010743167353</text:p>
          </table:table-cell>
          <table:table-cell table:formula="of:=[.G13]*100/(SUM([.B13:.H13]))" office:value-type="float" office:value="3.84379830557259" calcext:value-type="float">
            <text:p>3,84379830557259</text:p>
          </table:table-cell>
          <table:table-cell table:formula="of:=[.H13]*100/(SUM([.B13:.H13]))" office:value-type="float" office:value="6.21403393636798" calcext:value-type="float">
            <text:p>6,21403393636798</text:p>
          </table:table-cell>
          <table:table-cell/>
          <table:table-cell office:value-type="string" calcext:value-type="string">
            <text:p>Effect of factors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formula="of:=SUM([.B14:.H14])" office:value-type="float" office:value="100" calcext:value-type="float">
            <text:p>100</text:p>
          </table:table-cell>
          <table:table-cell office:value-type="string" calcext:value-type="string">
            <text:p>Verification of Sum of Effects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Y8</text:p>
          </table:table-cell>
          <table:table-cell table:number-columns-repeated="6"/>
        </table:table-row>
        <table:table-row table:style-name="ro1">
          <table:table-cell office:value-type="float" office:value="2483.238" calcext:value-type="float">
            <text:p>2483,238</text:p>
          </table:table-cell>
          <table:table-cell office:value-type="float" office:value="2888.921" calcext:value-type="float">
            <text:p>2888,921</text:p>
          </table:table-cell>
          <table:table-cell office:value-type="float" office:value="3197.953" calcext:value-type="float">
            <text:p>3197,953</text:p>
          </table:table-cell>
          <table:table-cell office:value-type="float" office:value="2838.489" calcext:value-type="float">
            <text:p>2838,489</text:p>
          </table:table-cell>
          <table:table-cell office:value-type="float" office:value="7815.064" calcext:value-type="float">
            <text:p>7815,064</text:p>
          </table:table-cell>
          <table:table-cell office:value-type="float" office:value="5809.857" calcext:value-type="float">
            <text:p>5809,857</text:p>
          </table:table-cell>
          <table:table-cell office:value-type="float" office:value="6179.87" calcext:value-type="float">
            <text:p>6179,87</text:p>
          </table:table-cell>
          <table:table-cell office:value-type="float" office:value="5866.268" calcext:value-type="float">
            <text:p>5866,268</text:p>
          </table:table-cell>
          <table:table-cell table:number-columns-repeated="6"/>
        </table:table-row>
        <table:table-row table:style-name="ro1">
          <table:table-cell office:value-type="float" office:value="2839.296" calcext:value-type="float">
            <text:p>2839,296</text:p>
          </table:table-cell>
          <table:table-cell office:value-type="float" office:value="2822.467" calcext:value-type="float">
            <text:p>2822,467</text:p>
          </table:table-cell>
          <table:table-cell office:value-type="float" office:value="3615.329" calcext:value-type="float">
            <text:p>3615,329</text:p>
          </table:table-cell>
          <table:table-cell office:value-type="float" office:value="3397.893" calcext:value-type="float">
            <text:p>3397,893</text:p>
          </table:table-cell>
          <table:table-cell office:value-type="float" office:value="5274.502" calcext:value-type="float">
            <text:p>5274,502</text:p>
          </table:table-cell>
          <table:table-cell office:value-type="float" office:value="4701.334" calcext:value-type="float">
            <text:p>4701,334</text:p>
          </table:table-cell>
          <table:table-cell office:value-type="float" office:value="5747.179" calcext:value-type="float">
            <text:p>5747,179</text:p>
          </table:table-cell>
          <table:table-cell office:value-type="float" office:value="5635.223" calcext:value-type="float">
            <text:p>5635,223</text:p>
          </table:table-cell>
          <table:table-cell table:number-columns-repeated="6"/>
        </table:table-row>
        <table:table-row table:style-name="ro1">
          <table:table-cell office:value-type="float" office:value="2865.33" calcext:value-type="float">
            <text:p>2865,33</text:p>
          </table:table-cell>
          <table:table-cell office:value-type="float" office:value="2852.253" calcext:value-type="float">
            <text:p>2852,253</text:p>
          </table:table-cell>
          <table:table-cell office:value-type="float" office:value="3234.153" calcext:value-type="float">
            <text:p>3234,153</text:p>
          </table:table-cell>
          <table:table-cell office:value-type="float" office:value="3285.151" calcext:value-type="float">
            <text:p>3285,151</text:p>
          </table:table-cell>
          <table:table-cell office:value-type="float" office:value="4073.201" calcext:value-type="float">
            <text:p>4073,201</text:p>
          </table:table-cell>
          <table:table-cell office:value-type="float" office:value="4943.342" calcext:value-type="float">
            <text:p>4943,342</text:p>
          </table:table-cell>
          <table:table-cell office:value-type="float" office:value="5665.021" calcext:value-type="float">
            <text:p>5665,021</text:p>
          </table:table-cell>
          <table:table-cell office:value-type="float" office:value="6496.29" calcext:value-type="float">
            <text:p>6496,29</text:p>
          </table:table-cell>
          <table:table-cell table:number-columns-repeated="6"/>
        </table:table-row>
        <table:table-row table:style-name="ro1">
          <table:table-cell office:value-type="float" office:value="2583.646" calcext:value-type="float">
            <text:p>2583,646</text:p>
          </table:table-cell>
          <table:table-cell office:value-type="float" office:value="2913.328" calcext:value-type="float">
            <text:p>2913,328</text:p>
          </table:table-cell>
          <table:table-cell office:value-type="float" office:value="3437.607" calcext:value-type="float">
            <text:p>3437,607</text:p>
          </table:table-cell>
          <table:table-cell office:value-type="float" office:value="3329.448" calcext:value-type="float">
            <text:p>3329,448</text:p>
          </table:table-cell>
          <table:table-cell office:value-type="float" office:value="5634.432" calcext:value-type="float">
            <text:p>5634,432</text:p>
          </table:table-cell>
          <table:table-cell office:value-type="float" office:value="5375.689" calcext:value-type="float">
            <text:p>5375,689</text:p>
          </table:table-cell>
          <table:table-cell office:value-type="float" office:value="5743.21" calcext:value-type="float">
            <text:p>5743,21</text:p>
          </table:table-cell>
          <table:table-cell office:value-type="float" office:value="5945.136" calcext:value-type="float">
            <text:p>5945,136</text:p>
          </table:table-cell>
          <table:table-cell table:number-columns-repeated="6"/>
        </table:table-row>
        <table:table-row table:style-name="ro1">
          <table:table-cell office:value-type="float" office:value="2698.691" calcext:value-type="float">
            <text:p>2698,691</text:p>
          </table:table-cell>
          <table:table-cell office:value-type="float" office:value="2982.849" calcext:value-type="float">
            <text:p>2982,849</text:p>
          </table:table-cell>
          <table:table-cell office:value-type="float" office:value="3550.506" calcext:value-type="float">
            <text:p>3550,506</text:p>
          </table:table-cell>
          <table:table-cell office:value-type="float" office:value="3617.29" calcext:value-type="float">
            <text:p>3617,29</text:p>
          </table:table-cell>
          <table:table-cell office:value-type="float" office:value="6234.694" calcext:value-type="float">
            <text:p>6234,694</text:p>
          </table:table-cell>
          <table:table-cell office:value-type="float" office:value="5178.987" calcext:value-type="float">
            <text:p>5178,987</text:p>
          </table:table-cell>
          <table:table-cell office:value-type="float" office:value="5498.532" calcext:value-type="float">
            <text:p>5498,532</text:p>
          </table:table-cell>
          <table:table-cell office:value-type="float" office:value="6134.394" calcext:value-type="float">
            <text:p>6134,39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Sum of Errors</text:p>
          </table:table-cell>
          <table:table-cell table:number-columns-repeated="4"/>
        </table:table-row>
        <table:table-row table:style-name="ro1">
          <table:table-cell table:formula="of:=POWER(([.A21]-[.I2]);2) + POWER(([.A22]-[.I2]);2) +  POWER(([.A23]-[.I2]);2) +  POWER(([.A24]-[.I2]);2) +  POWER(([.A25]-[.I2]);2)" office:value-type="float" office:value="107085.5198768" calcext:value-type="float">
            <text:p>107085,5198768</text:p>
          </table:table-cell>
          <table:table-cell table:formula="of:=POWER(([.B21]-[.I3]);2) + POWER(([.B22]-[.I3]);2) +  POWER(([.B23]-[.I3]);2) +  POWER(([.B24]-[.I3]);2) +  POWER(([.B25]-[.I3]);2)" office:value-type="float" office:value="15132.5600992" calcext:value-type="float">
            <text:p>15132,5600992</text:p>
          </table:table-cell>
          <table:table-cell table:formula="of:=POWER(([.C21]-[.I4]);2) + POWER(([.C22]-[.I4]);2) +  POWER(([.C23]-[.I4]);2) +  POWER(([.C24]-[.I4]);2) +  POWER(([.C25]-[.I4]);2)" office:value-type="float" office:value="138508.4062832" calcext:value-type="float">
            <text:p>138508,4062832</text:p>
          </table:table-cell>
          <table:table-cell table:formula="of:=POWER(([.D21]-[.I5]);2) + POWER(([.D22]-[.I5]);2) +  POWER(([.D23]-[.I5]);2) +  POWER(([.D24]-[.I5]);2) +  POWER(([.D25]-[.I5]);2)" office:value-type="float" office:value="324134.7182868" calcext:value-type="float">
            <text:p>324134,7182868</text:p>
          </table:table-cell>
          <table:table-cell table:formula="of:=POWER(([.E21]-[.I6]);2) + POWER(([.E22]-[.I6]);2) +  POWER(([.E23]-[.I6]);2) +  POWER(([.E24]-[.I6]);2) +  POWER(([.E25]-[.I6]);2)" office:value-type="float" office:value="7534634.0620712" calcext:value-type="float">
            <text:p>7534634,0620712</text:p>
          </table:table-cell>
          <table:table-cell table:formula="of:=POWER(([.F21]-[.I7]);2) + POWER(([.F22]-[.I7]);2) +  POWER(([.F23]-[.I7]);2) +  POWER(([.F24]-[.I7]);2) +  POWER(([.F25]-[.I7]);2)" office:value-type="float" office:value="717757.8787228" calcext:value-type="float">
            <text:p>717757,8787228</text:p>
          </table:table-cell>
          <table:table-cell table:formula="of:=POWER(([.G21]-[.I8]);2) + POWER(([.G22]-[.I8]);2) +  POWER(([.G23]-[.I8]);2) +  POWER(([.G24]-[.I8]);2) +  POWER(([.G25]-[.I8]);2)" office:value-type="float" office:value="253894.9742372" calcext:value-type="float">
            <text:p>253894,9742372</text:p>
          </table:table-cell>
          <table:table-cell table:formula="of:=POWER(([.H21]-[.I9]);2) + POWER(([.H22]-[.I9]);2) +  POWER(([.H23]-[.I9]);2) +  POWER(([.H24]-[.I9]);2) +  POWER(([.H25]-[.I9]);2)" office:value-type="float" office:value="417126.6792408" calcext:value-type="float">
            <text:p>417126,6792408</text:p>
          </table:table-cell>
          <table:table-cell office:value-type="string" calcext:value-type="string">
            <text:p>Errors</text:p>
          </table:table-cell>
          <table:table-cell table:formula="of:=SUM([.A27:.H27])" office:value-type="float" office:value="9508274.798818" calcext:value-type="float">
            <text:p>9508274,798818</text:p>
          </table:table-cell>
          <table:table-cell/>
          <table:table-cell table:formula="of:=[.J27]*100/(SUM([.B13:.H13]))" office:value-type="float" office:value="3.96828915248108" calcext:value-type="float">
            <text:p>3,96828915248108</text:p>
          </table:table-cell>
          <table:table-cell office:value-type="string" calcext:value-type="string">
            <text:p>Effect of Error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-00-0000</text:date>, <text:time style:data-style-name="N2" text:time-value="15:45:03.349294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4:23:41.973093664</meta:creation-date>
    <dc:date>2021-11-08T20:11:07.583951731</dc:date>
    <meta:editing-duration>PT3H27M15S</meta:editing-duration>
    <meta:editing-cycles>13</meta:editing-cycles>
    <meta:generator>LibreOffice/7.1.3.2$Linux_X86_64 LibreOffice_project/10$Build-2</meta:generator>
    <meta:document-statistic meta:table-count="1" meta:cell-count="184" meta:object-count="0"/>
  </office:meta>
</office:document-meta>
</file>